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P28" style:family="paragraph" style:parent-style-name="Standard">
      <style:text-properties officeooo:paragraph-rsid="0058c9e1"/>
    </style:style>
    <style:style style:name="P29" style:family="paragraph" style:parent-style-name="Standard">
      <style:text-properties officeooo:rsid="0057a0a4" officeooo:paragraph-rsid="0058c9e1"/>
    </style:style>
    <style:style style:name="P30" style:family="paragraph" style:parent-style-name="Standard">
      <style:text-properties officeooo:rsid="004f4b29" officeooo:paragraph-rsid="0058c9e1"/>
    </style:style>
    <style:style style:name="P31" style:family="paragraph" style:parent-style-name="Standard">
      <style:text-properties officeooo:paragraph-rsid="005a1704"/>
    </style:style>
    <style:style style:name="P32" style:family="paragraph" style:parent-style-name="Standard">
      <style:text-properties officeooo:rsid="004f4b29" officeooo:paragraph-rsid="005a1704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  <style:style style:name="T37" style:family="text">
      <style:text-properties officeooo:rsid="0058c9e1"/>
    </style:style>
    <style:style style:name="T38" style:family="text">
      <style:text-properties officeooo:rsid="005a1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### Tag <text:span text:style-name="T35">2</text:span><text:span text:style-name="T37">3</text:span> – <text:span text:style-name="T37">5</text:span><text:span text:style-name="T30">. </text:span><text:span text:style-name="T32">Januar</text:span><text:span text:style-name="T30"> 202</text:span><text:span text:style-name="T32">6</text:span></text:p>
      <text:p text:style-name="P28"/>
      <text:p text:style-name="P28">- **Tagesziel:** <text:s/></text:p>
      <text:p text:style-name="P29">KI-Prompt Tag <text:span text:style-name="T37">4</text:span> / <text:span text:style-name="T37">Abschluss-Logik</text:span></text:p>
      <text:p text:style-name="P28"/>
      <text:p text:style-name="P28">- **Ergebnis:** <text:s/></text:p>
      <text:p text:style-name="P28"><text:s text:c="2"/>✅ Erledigt</text:p>
      <text:p text:style-name="P28"/>
      <text:p text:style-name="P30">- **Beweis:**</text:p>
      <text:p text:style-name="P30"><text:a xlink:type="simple" xlink:href="https://www.notion.so/KI-PROMPT-TAG-4-2dfe3450b0698038aeb1efb009285062?source=copy_link" text:style-name="Internet_20_link" text:visited-style-name="Visited_20_Internet_20_Link">https://www.notion.so/KI-PROMPT-TAG-4-2dfe3450b0698038aeb1efb009285062?source=copy_link</text:a></text:p>
      <text:p text:style-name="P30"/>
      <text:p text:style-name="P30"/>
      <text:p text:style-name="P30"><text:a xlink:type="simple" xlink:href="https://www.notion.so/Sprint-Logs-2dfe3450b06980949ea2dfce3715bbe7?source=copy_link" text:style-name="Internet_20_link" text:visited-style-name="Visited_20_Internet_20_Link">https://www.notion.so/Sprint-Logs-2dfe3450b06980949ea2dfce3715bbe7?source=copy_link</text:a></text:p>
      <text:p text:style-name="P30"/>
      <text:p text:style-name="P30"/>
      <text:p text:style-name="P31">### Tag <text:span text:style-name="T35">2</text:span><text:span text:style-name="T38">4</text:span> – <text:span text:style-name="T38">6</text:span><text:span text:style-name="T30">. </text:span><text:span text:style-name="T32">Januar</text:span><text:span text:style-name="T30"> 202</text:span><text:span text:style-name="T32">6</text:span></text:p>
      <text:p text:style-name="P31"/>
      <text:p text:style-name="P31">- **Tagesziel:** <text:s/></text:p>
      <text:p text:style-name="P31"><text:span text:style-name="T36">KI-Prompt Tag </text:span><text:span text:style-name="T38">5 / </text:span>Definition of Done</text:p>
      <text:p text:style-name="P31"/>
      <text:p text:style-name="P31">- **Ergebnis:** <text:s/></text:p>
      <text:p text:style-name="P31"><text:s text:c="2"/>✅ Erledigt</text:p>
      <text:p text:style-name="P31"/>
      <text:p text:style-name="P32">- **Beweis:**</text:p>
      <text:p text:style-name="P32"><text:a xlink:type="simple" xlink:href="https://www.notion.so/KI-PROMPT-Tag-5-2e0e3450b0698095b5c1c25dda2de808?source=copy_link" text:style-name="Internet_20_link" text:visited-style-name="Visited_20_Internet_20_Link">https://www.notion.so/KI-PROMPT-Tag-5-2e0e3450b0698095b5c1c25dda2de808?source=copy_link</text:a></text:p>
      <text:p text:style-name="P32"/>
      <text:p text:style-name="P32"><text:a xlink:type="simple" xlink:href="https://www.notion.so/30d-Sprint-Definition-of-done-2e0e3450b06980fcaf98f76245df9d30?source=copy_link" text:style-name="Internet_20_link" text:visited-style-name="Visited_20_Internet_20_Link">https://www.notion.so/30d-Sprint-Definition-of-done-2e0e3450b06980fcaf98f76245df9d30?source=copy_link</text:a></text:p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6T10:03:20.577916667</dc:date>
    <meta:editing-duration>PT8H59M55S</meta:editing-duration>
    <meta:editing-cycles>69</meta:editing-cycles>
    <meta:generator>LibreOffice/25.8.4.2$Linux_X86_64 LibreOffice_project/580$Build-2</meta:generator>
    <meta:document-statistic meta:table-count="0" meta:image-count="0" meta:object-count="0" meta:page-count="9" meta:paragraph-count="253" meta:word-count="1236" meta:character-count="10345" meta:non-whitespace-character-count="9072"/>
  </office:meta>
</office:document-meta>
</file>